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200000421D587C42A34C636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75cm" fo:min-width="5.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9.5cm" fo:min-width="7.5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5cm" fo:min-width="5.75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5cm" fo:min-width="5.7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75cm" fo:min-width="9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5cm" fo:min-width="9.7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5cm" fo:min-width="1.25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75cm" fo:min-width="2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08cm" svg:x="1.001cm" svg:y="2cm">
          <draw:image xlink:href="Pictures/100002010000030200000421D587C42A34C63600.png" xlink:type="simple" xlink:show="embed" xlink:actuate="onLoad" draw:mime-type="image/png">
            <text:p/>
          </draw:image>
        </draw:frame>
        <draw:line draw:style-name="gr2" draw:text-style-name="P1" draw:layer="layout" svg:x1="3.75cm" svg:y1="14cm" svg:x2="14.25cm" svg:y2="14cm">
          <text:p/>
        </draw:line>
        <draw:custom-shape draw:style-name="gr3" draw:text-style-name="P3" draw:layer="layout" svg:width="6cm" svg:height="6cm" svg:x="6cm" svg:y="6cm">
          <text:p text:style-name="P2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9.75cm" svg:x="5cm" svg:y="15cm">
          <text:p text:style-name="P2"><text:span text:style-name="T1">Tarifs </text:span></text:p>
          <text:p text:style-name="P2"><text:span text:style-name="T1">Coupe</text:span></text:p>
          <text:p text:style-name="P2"><text:span text:style-name="T1">Cheveux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3" draw:layer="layout" svg:width="8cm" svg:height="9.75cm" svg:x="5.25cm" svg:y="4cm">
          <text:p text:style-name="P2"><text:span text:style-name="T1">Tarifs </text:span></text:p>
          <text:p text:style-name="P2"><text:span text:style-name="T1">Taille de</text:span></text:p>
          <text:p text:style-name="P2"><text:span text:style-name="T1">Barb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9.75cm" svg:x="5.25cm" svg:y="15cm">
          <text:p text:style-name="P2"><text:span text:style-name="T1">Tarifs </text:span></text:p>
          <text:p text:style-name="P2"><text:span text:style-name="T1">Coupe</text:span></text:p>
          <text:p text:style-name="P2"><text:span text:style-name="T1">Color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3" draw:layer="layout" svg:width="8cm" svg:height="9.75cm" svg:x="5.25cm" svg:y="15cm">
          <text:p text:style-name="P2"><text:span text:style-name="T1">Maps</text:span></text:p>
          <text:p text:style-name="P2"><text:span text:style-name="T1">Googl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5cm" svg:height="4.75cm" svg:x="6cm" svg:y="3.75cm">
          <text:p text:style-name="P2"><text:span text:style-name="T1">Horair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25cm" svg:height="5.75cm" svg:x="6cm" svg:y="8.75cm">
          <text:p text:style-name="P2"><text:span text:style-name="T1"/></text:p>
          <text:p text:style-name="P2"><text:span text:style-name="T1">Photo</text:span></text:p>
          <text:p text:style-name="P2"><text:span text:style-name="T1">Devanture</text:span></text:p>
          <text:p text:style-name="P2"><text:span text:style-name="T1">Salon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" draw:text-style-name="P1" draw:layer="layout" svg:width="18.999cm" svg:height="26.08cm" svg:x="1.144cm" svg:y="2.714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3" draw:layer="layout" svg:width="8cm" svg:height="9.75cm" svg:x="5.25cm" svg:y="15cm">
          <text:p text:style-name="P2"><text:span text:style-name="T1">Photo</text:span></text:p>
          <text:p text:style-name="P2"><text:span text:style-name="T1">Coupe </text:span></text:p>
          <text:p text:style-name="P2"><text:span text:style-name="T1">Fem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9.75cm" svg:x="5.25cm" svg:y="4.25cm">
          <text:p text:style-name="P2"><text:span text:style-name="T1">Photo</text:span></text:p>
          <text:p text:style-name="P2"><text:span text:style-name="T1">Taille de</text:span></text:p>
          <text:p text:style-name="P2"><text:span text:style-name="T1">Barb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" draw:text-style-name="P1" draw:layer="layout" svg:width="18.999cm" svg:height="26.08cm" svg:x="1.262cm" svg:y="1.977cm">
          <draw:image xlink:href="Pictures/100002010000030200000421D587C42A34C63600.png" xlink:type="simple" xlink:show="embed" xlink:actuate="onLoad" draw:mime-type="image/png">
            <text:p/>
          </draw:image>
        </draw:frame>
        <draw:custom-shape draw:style-name="gr4" draw:text-style-name="P3" draw:layer="layout" svg:width="8cm" svg:height="9.75cm" svg:x="5.25cm" svg:y="3.5cm">
          <text:p text:style-name="P2"><text:span text:style-name="T1">Photo</text:span></text:p>
          <text:p text:style-name="P2"><text:span text:style-name="T1">Coupe</text:span></text:p>
          <text:p text:style-name="P2"><text:span text:style-name="T1">Homm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5cm" svg:height="5cm" svg:x="4.75cm" svg:y="14cm">
          <text:p text:style-name="P2"><text:span text:style-name="T1">Logos</text:span></text:p>
          <text:p text:style-name="P2"><text:span text:style-name="T1">Des marques</text:span></text:p>
          <text:p text:style-name="P2"><text:span text:style-name="T1">utilisé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25cm" svg:height="5cm" svg:x="4cm" svg:y="20.2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5cm" svg:height="1.75cm" svg:x="5cm" svg:y="21cm">
          <text:p text:style-name="P2">Insta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5cm" svg:height="1.75cm" svg:x="11.75cm" svg:y="21cm">
          <text:p text:style-name="P2">FB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5cm" svg:height="1.75cm" svg:x="5cm" svg:y="23.25cm">
          <text:p text:style-name="P2">N°</text:p>
          <text:p text:style-name="P2">téléphon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75cm" svg:height="1.75cm" svg:x="11.75cm" svg:y="23cm">
          <text:p text:style-name="P2">Adress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25cm" svg:height="3cm" svg:x="7.75cm" svg:y="21.5cm">
          <text:p text:style-name="P2">Log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09T15:20:47.193000000</dc:date>
    <meta:editing-duration>PT44S</meta:editing-duration>
    <meta:editing-cycles>3</meta:editing-cycles>
    <meta:generator>LibreOffice/7.1.4.2$Windows_X86_64 LibreOffice_project/a529a4fab45b75fefc5b6226684193eb000654f6</meta:generator>
    <meta:document-statistic meta:object-count="23"/>
  </office:meta>
</office:document-meta>
</file>